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13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ro9" style:family="table-row">
      <style:table-row-properties style:row-height="1.4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Approved Date: <text:a xlink:href="python://o.name and o.name.rfq_date or False" xlink:type="simple">rfq_date</text:a></text:p>
          </table:table-cell>
          <table:covered-table-cell table:number-columns-repeated="3" table:style-name="ce3"/>
          <table:table-cell table:style-name="ce22" table:number-columns-spanned="5" table:number-rows-spanned="1"/>
          <table:covered-table-cell table:number-columns-repeated="4" table:style-name="ce22"/>
          <table:table-cell table:number-columns-repeated="1012"/>
        </table:table-row>
        <table:table-row table:style-name="ro4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3" office:value-type="string" table:number-columns-spanned="2" table:number-rows-spanned="1">
            <text:p><text:a xlink:href="python://get_info(o,1)%20%20and%20get_info(o,1).supplier_id.vendor_code%20or%20False" xlink:type="simple">location</text:a></text:p>
          </table:table-cell>
          <table:covered-table-cell table:style-name="ce13"/>
          <table:table-cell table:style-name="ce20" office:value-type="string" table:number-columns-spanned="2" table:number-rows-spanned="1">
            <text:p><text:span text:style-name="T3"><text:a xlink:href="python://get_info(o,2)%20%20and%20get_info(o,2).supplier_id.vendor_code%20or%20False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info(o,3)%20%20and%20get_info(o,3).supplier_id.vendor_code%20or%20False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info(o,4)%20%20and%20get_info(o,4).supplier_id.vendor_code%20or%20False" xlink:type="simple">location</text:a></text:span></text:p>
          </table:table-cell>
          <table:covered-table-cell table:style-name="ce23"/>
          <table:table-cell table:style-name="Default" table:number-columns-repeated="4"/>
          <table:table-cell table:number-columns-repeated="1008"/>
        </table:table-row>
        <table:table-row table:style-name="ro5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4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5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Fo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Other Charg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Freight Amoun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 and get_info(o,1).amount_fright" xlink:type="simple">amount_frigh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 and get_info(o,2).amount_fright" xlink:type="simple">amount_frigh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 and get_info(o,3).amount_fright" xlink:type="simple">amount_frigh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 and get_info(o,4).amount_fright" xlink:type="simple">amount_fright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9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Forwared By</text:p>
          </table:table-cell>
          <table:covered-table-cell table:number-columns-repeated="5" table:style-name="ce21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/>
          <table:table-cell table:number-columns-repeated="1023"/>
        </table:table-row>
        <table:table-row table:style-name="ro5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30T17:38:12</dc:date>
    <dc:creator>phuoc </dc:creator>
    <meta:editing-duration>PT7H56M10S</meta:editing-duration>
    <meta:editing-cycles>83</meta:editing-cycles>
    <meta:generator>LibreOffice/3.5$Linux_x86 LibreOffice_project/350m1$Build-2</meta:generator>
    <meta:document-statistic meta:table-count="3" meta:cell-count="121" meta:object-count="0"/>
  </office:meta>
</office:document-meta>
</file>